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3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-bottom="1.5pt solid #000000" fo:border-left="none" fo:border-right="none" fo:border-top="1.5pt solid #000000"/>
      <style:text-properties fo:font-size="22pt" style:font-size-asian="22pt" style:font-size-complex="22pt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  <style:style style:name="ce4" style:family="table-cell" style:parent-style-name="Default">
      <style:table-cell-properties fo:border-bottom="none" fo:border-left="1.5pt solid #000000" fo:border-right="1.5pt solid #000000" fo:border-top="none"/>
    </style:style>
    <style:style style:name="ce11" style:family="table-cell" style:parent-style-name="Default">
      <style:table-cell-properties style:text-align-source="fix" style:repeat-content="false" fo:wrap-option="wrap" fo:padding-bottom="0.101cm" fo:padding-left="0.499cm" fo:padding-right="0.199cm" fo:padding-top="0.101cm" style:vertical-align="top"/>
      <style:paragraph-properties fo:text-align="start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style:text-align-source="fix" style:repeat-content="false" fo:padding-bottom="0.101cm" fo:padding-left="0.499cm" fo:padding-right="0.199cm" fo:padding-top="0.101cm" style:vertical-align="top"/>
      <style:paragraph-properties fo:text-align="start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3"/>
        <table:table-row table:style-name="ro1">
          <table:table-cell table:style-name="ce1"/>
          <table:table-cell table:style-name="ce4"/>
          <table:table-cell table:style-name="ce1"/>
        </table:table-row>
        <table:table-row table:style-name="ro2">
          <table:table-cell table:style-name="ce2"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0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 table:style-name="ce2"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1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2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3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0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1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2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3: Messung von Temperaturen bei den Brennern.</text:span></text:p>
            <text:p><text:span text:style-name="T4">Messung von Temperaturen in der Heizzentrale. pcb_dezentral mit ds18b20 Sensoren.</text:span></text:p>
            <text:p><text:span text:style-name="T4">24V Versorgung von steuerung_zentral.</text:span></text:p>
            <text:p><text:span text:style-name="T4">Verbindung zu steuerung_zentral über Modbus. LED rot:TX und blau:RX.</text:span></text:p>
            <text:p><text:span text:style-name="T4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table:style-name="ce10"/>
          <table:table-cell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table:style-name="ce1"/>
          <table:table-cell table:style-name="ce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.00.0000</text:date>, <text:time style:data-style-name="N2" text:time-value="11:10:56.94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8:36:46.557000000</meta:creation-date>
    <dc:date>2024-07-17T11:12:45.370000000</dc:date>
    <meta:editing-duration>PT1H18M41S</meta:editing-duration>
    <meta:editing-cycles>9</meta:editing-cycles>
    <meta:generator>LibreOffice/24.2.5.2$Windows_X86_64 LibreOffice_project/bffef4ea93e59bebbeaf7f431bb02b1a39ee8a59</meta:generator>
    <meta:print-date>2023-12-29T19:26:28.839000000</meta:print-date>
    <meta:document-statistic meta:table-count="1" meta:cell-count="8" meta:object-count="0"/>
  </office:meta>
</office:document-meta>
</file>